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460AACC671912CCB35B.png" manifest:media-type="image/png"/>
  <manifest:file-entry manifest:full-path="Pictures/100000010000080000000440D71C40DB751857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cm, 0.031cm, 2.57cm, -0.001cm)" draw:image-opacity="100%" style:mirror="none"/>
    </style:style>
    <style:style style:name="gr3" style:family="graphic" style:parent-style-name="standard">
      <style:graphic-properties draw:stroke="none" draw:fill-color="#ffffff" draw:opacity="100%" draw:opacity-name="Transparency_20_2" draw:textarea-horizontal-align="justify" draw:textarea-vertical-align="middle" draw:auto-grow-height="false" fo:min-height="23.117cm" fo:min-width="14.994cm"/>
    </style:style>
    <style:style style:name="gr4" style:family="graphic" style:parent-style-name="standard">
      <style:graphic-properties draw:stroke="none" draw:fill-color="#ffffff" draw:opacity="100%" draw:opacity-name="Transparency_20_2" draw:textarea-horizontal-align="justify" draw:textarea-vertical-align="middle" draw:auto-grow-height="false" fo:min-height="23.117cm" fo:min-width="18.804cm"/>
    </style:style>
    <style:style style:name="gr5" style:family="graphic" style:parent-style-name="standard">
      <style:graphic-properties draw:stroke="none" draw:fill-color="#ffffff" draw:opacity="100%" draw:opacity-name="Transparency_20_2" draw:textarea-horizontal-align="justify" draw:textarea-vertical-align="middle" draw:auto-grow-height="false" fo:min-height="23.117cm" fo:min-width="9.914cm"/>
    </style:style>
    <style:style style:name="gr6" style:family="graphic">
      <style:graphic-properties draw:stroke="solid" svg:stroke-width="0.035cm" svg:stroke-color="#000000" draw:marker-start="" draw:marker-start-width="0.328cm" draw:marker-start-center="false" draw:marker-end="" draw:marker-end-width="0.328cm" draw:marker-end-center="false" draw:stroke-linejoin="miter" draw:fill="hatch" draw:fill-color="#fdd835" draw:secondary-fill-color="#ecf0f1" draw:gradient-step-count="0" draw:fill-hatch-name="Hatching_20_105" draw:fill-hatch-solid="true" draw:textarea-horizontal-align="center" draw:textarea-vertical-align="middle" draw:auto-grow-height="false" draw:fit-to-size="false" style:shrink-to-fit="false" fo:min-height="7.068cm" fo:min-width="16.706cm" fo:padding-top="0.135cm" fo:padding-bottom="0.135cm" fo:padding-left="0.255cm" fo:padding-right="0.255cm" fo:wrap-option="wrap" draw:shadow="visible" draw:shadow-offset-x="0.141cm" draw:shadow-offset-y="0.141cm" draw:shadow-color="#000000"/>
      <style:paragraph-properties style:writing-mode="lr-tb"/>
    </style:style>
    <style:style style:name="gr7" style:family="graphic">
      <style:graphic-properties draw:stroke="none" svg:stroke-width="0.035cm" svg:stroke-color="#000000" draw:marker-start="" draw:marker-start-width="0.328cm" draw:marker-start-center="false" draw:marker-end="" draw:marker-end-width="0.328cm" draw:marker-end-center="false" draw:stroke-linejoin="miter" draw:fill="solid" draw:fill-color="#fdd835" draw:secondary-fill-color="#ecf0f1" draw:gradient-step-count="0" draw:fill-hatch-solid="true" loext:fill-use-slide-background="false" draw:opacity="100%" draw:opacity-name="" draw:textarea-horizontal-align="center" draw:textarea-vertical-align="middle" draw:auto-grow-height="false" draw:fit-to-size="false" style:shrink-to-fit="false" fo:min-height="13.476cm" fo:min-width="16.661cm" fo:padding-top="0.135cm" fo:padding-bottom="0.135cm" fo:padding-left="0.255cm" fo:padding-right="0.255cm" fo:wrap-option="wrap" draw:shadow="visible" draw:shadow-offset-x="0.141cm" draw:shadow-offset-y="0.141cm" draw:shadow-color="#000000" loext:shadow-blur="0.212cm" loext:glow-radius="0.106cm" loext:glow-transparency="0%"/>
      <style:paragraph-properties style:writing-mode="lr-tb"/>
    </style:style>
    <style:style style:name="gr8" style:family="graphic">
      <style:graphic-properties draw:stroke="none" svg:stroke-width="0.035cm" svg:stroke-color="#000000" draw:marker-start="" draw:marker-start-width="0.328cm" draw:marker-start-center="false" draw:marker-end="" draw:marker-end-width="0.328cm" draw:marker-end-center="false" draw:stroke-linejoin="miter" draw:fill="solid" draw:fill-color="#fdd835" draw:secondary-fill-color="#ecf0f1" draw:gradient-step-count="0" draw:fill-hatch-solid="true" loext:fill-use-slide-background="false" draw:opacity="100%" draw:opacity-name="" draw:textarea-horizontal-align="center" draw:textarea-vertical-align="middle" draw:auto-grow-height="false" draw:fit-to-size="false" style:shrink-to-fit="false" fo:min-height="4.303cm" fo:min-width="6.603cm" fo:padding-top="0.135cm" fo:padding-bottom="0.135cm" fo:padding-left="0.255cm" fo:padding-right="0.255cm" fo:wrap-option="wrap" draw:shadow="visible" draw:shadow-offset-x="0.141cm" draw:shadow-offset-y="0.141cm" draw:shadow-color="#000000" loext:shadow-blur="0.212cm" loext:glow-radius="0.106cm" loext:glow-transparency="0%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.075cm, 1.114cm, 1.02cm)" draw:image-opacity="100%" style:mirror="none"/>
    </style:style>
    <style:style style:name="gr10" style:family="graphic">
      <style:graphic-properties draw:stroke="solid" svg:stroke-width="0.035cm" svg:stroke-color="#000000" draw:marker-start="" draw:marker-start-width="0.328cm" draw:marker-start-center="false" draw:marker-end="" draw:marker-end-width="0.328cm" draw:marker-end-center="false" draw:stroke-linejoin="miter" draw:fill="hatch" draw:fill-color="#fdd835" draw:secondary-fill-color="#ecf0f1" draw:gradient-step-count="0" draw:fill-hatch-name="Hatching_20_105" draw:fill-hatch-solid="true" draw:textarea-horizontal-align="center" draw:textarea-vertical-align="middle" draw:auto-grow-height="false" draw:fit-to-size="false" style:shrink-to-fit="false" fo:min-height="7.068cm" fo:min-width="16.706cm" fo:padding-top="0.135cm" fo:padding-bottom="0.135cm" fo:padding-left="0.255cm" fo:padding-right="0.255cm" fo:wrap-option="wrap" draw:shadow="visible" draw:shadow-offset-x="0.141cm" draw:shadow-offset-y="0.141cm" draw:shadow-color="#000000"/>
      <style:paragraph-properties style:writing-mode="lr-tb"/>
    </style:style>
    <style:style style:name="gr11" style:family="graphic">
      <style:graphic-properties draw:stroke="none" svg:stroke-width="0.035cm" svg:stroke-color="#000000" draw:marker-start="" draw:marker-start-width="0.328cm" draw:marker-start-center="false" draw:marker-end="" draw:marker-end-width="0.328cm" draw:marker-end-center="false" draw:stroke-linejoin="miter" draw:fill="solid" draw:fill-color="#fdd835" draw:secondary-fill-color="#ecf0f1" draw:gradient-step-count="0" draw:fill-hatch-solid="true" loext:fill-use-slide-background="false" draw:opacity="100%" draw:opacity-name="" draw:textarea-horizontal-align="center" draw:textarea-vertical-align="middle" draw:auto-grow-height="false" draw:fit-to-size="false" style:shrink-to-fit="false" fo:min-height="13.476cm" fo:min-width="16.661cm" fo:padding-top="0.135cm" fo:padding-bottom="0.135cm" fo:padding-left="0.255cm" fo:padding-right="0.255cm" fo:wrap-option="wrap" draw:shadow="visible" draw:shadow-offset-x="0.141cm" draw:shadow-offset-y="0.141cm" draw:shadow-color="#000000" loext:shadow-blur="0.212cm" loext:glow-radius="0.106cm" loext:glow-transparency="0%"/>
      <style:paragraph-properties style:writing-mode="lr-tb"/>
    </style:style>
    <style:style style:name="gr12" style:family="graphic">
      <style:graphic-properties draw:stroke="none" svg:stroke-width="0.035cm" svg:stroke-color="#000000" draw:marker-start="" draw:marker-start-width="0.328cm" draw:marker-start-center="false" draw:marker-end="" draw:marker-end-width="0.328cm" draw:marker-end-center="false" draw:stroke-linejoin="miter" draw:fill="solid" draw:fill-color="#fdd835" draw:secondary-fill-color="#ecf0f1" draw:gradient-step-count="0" draw:fill-hatch-solid="true" loext:fill-use-slide-background="false" draw:opacity="100%" draw:opacity-name="" draw:textarea-horizontal-align="center" draw:textarea-vertical-align="middle" draw:auto-grow-height="false" draw:fit-to-size="false" style:shrink-to-fit="false" fo:min-height="4.303cm" fo:min-width="6.603cm" fo:padding-top="0.135cm" fo:padding-bottom="0.135cm" fo:padding-left="0.255cm" fo:padding-right="0.255cm" fo:wrap-option="wrap" draw:shadow="visible" draw:shadow-offset-x="0.141cm" draw:shadow-offset-y="0.141cm" draw:shadow-color="#000000" loext:shadow-blur="0.212cm" loext:glow-radius="0.106cm" loext:glow-transparency="0%"/>
      <style:paragraph-properties style:writing-mode="lr-tb"/>
    </style:style>
    <style:style style:name="pr1" style:family="presentation" style:parent-style-name="Default-title">
      <style:graphic-properties draw:auto-grow-height="true" fo:min-height="3.817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5.087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text-properties fo:font-size="34.799999237060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100%" draw:opacity-name="Transparency_20_2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6" style:family="paragraph">
      <loext:graphic-properties draw:fill="hatch" draw:fill-color="#fdd835" draw:secondary-fill-color="#ecf0f1" draw:gradient-step-count="0" draw:fill-hatch-name="Hatching_20_105" draw:fill-hatch-solid="tru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7" style:family="paragraph">
      <loext:graphic-properties draw:fill="solid" draw:fill-color="#fdd835" draw:secondary-fill-color="#ecf0f1" draw:gradient-step-count="0" draw:fill-hatch-solid="tru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41.315cm" svg:height="3.817cm" svg:x="-0.408cm" svg:y="-1.389cm" presentation:class="title" presentation:user-transformed="true">
          <draw:text-box>
            <text:p>12334567890qwertyuiopasdfghjklzxcvbnm1234567890</text:p>
          </draw:text-box>
        </draw:frame>
        <draw:frame presentation:style-name="pr2" draw:text-style-name="P1" draw:layer="layout" svg:width="36.575cm" svg:height="15.087cm" svg:x="2.032cm" svg:y="5.349cm" presentation:class="subtitle" presentation:placeholder="true">
          <draw:text-box/>
        </draw:frame>
        <draw:frame presentation:style-name="pr1" draw:layer="layout" svg:width="41.315cm" svg:height="3.817cm" svg:x="-0.407cm" svg:y="20.412cm" presentation:class="title" presentation:user-transformed="true">
          <draw:text-box>
            <text:p>12334567890qwertyuiopasdfghjklzxcvbnm1234567890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41.147cm" svg:height="23.621cm" svg:x="-0.254cm" svg:y="-0.2cm">
          <draw:image xlink:href="Pictures/100000010000064000000460AACC671912CCB35B.png" xlink:type="simple" xlink:show="embed" xlink:actuate="onLoad" draw:mime-type="image/png">
            <text:p/>
          </draw:image>
        </draw:frame>
        <draw:custom-shape draw:style-name="gr3" draw:text-style-name="P4" draw:layer="layout" svg:width="15.49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30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name="NO-WAY 1" draw:style-name="gr6" draw:text-style-name="P6" draw:layer="layout" svg:width="17.215cm" svg:height="7.337cm" svg:x="0.473cm" svg:y="0.437cm">
          <text:p text:style-name="P5"><text:span text:style-name="T1">U</text:span><text:span text:style-name="T1">P</text:span><text:span text:style-name="T1">U</text:span></text:p>
          <draw:enhanced-geometry svg:viewBox="0 0 21600 21600" draw:mirror-horizontal="false" draw:mirror-vertical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ext-path="true" draw:text-path-mode="shape" draw:text-path-scale="path" draw:text-path-same-letter-heights="false" draw:type="fontwork-fade-down" draw:modifiers="1567.05390334573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name="NO-WAY 2" draw:style-name="gr7" draw:text-style-name="P7" draw:layer="layout" svg:width="17.17cm" svg:height="13.745cm" svg:x="0.543cm" svg:y="8.607cm">
          <text:p text:style-name="P5"><text:span text:style-name="T1">U</text:span><text:span text:style-name="T1">ltimate</text:span></text:p>
          <text:p text:style-name="P5"><text:span text:style-name="T1">Programming</text:span></text:p>
          <text:p text:style-name="P5"><text:span text:style-name="T1">University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NO-WAY 3" draw:style-name="gr8" draw:text-style-name="P7" draw:layer="layout" svg:width="7.112cm" svg:height="4.572cm" svg:x="33.02cm" svg:y="17.788cm">
          <text:p text:style-name="P5"><text:span text:style-name="T1">01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41.401cm" svg:height="23.367cm" svg:x="-0.254cm" svg:y="-0.254cm">
          <draw:image xlink:href="Pictures/100000010000080000000440D71C40DB75185725.png" xlink:type="simple" xlink:show="embed" xlink:actuate="onLoad" draw:mime-type="image/png">
            <text:p/>
          </draw:image>
        </draw:frame>
        <draw:custom-shape draw:style-name="gr3" draw:text-style-name="P4" draw:layer="layout" svg:width="15.49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9.30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23.367cm" svg:x="-0.254cm" svg:y="-0.254cm">
          <text:p/>
          <draw:enhanced-geometry svg:viewBox="0 0 21600 21600" draw:type="rectangle" draw:enhanced-path="M 0 0 L 21600 0 21600 21600 0 21600 0 0 Z N"/>
        </draw:custom-shape>
        <draw:custom-shape draw:name="NO-WAY 6" draw:style-name="gr10" draw:text-style-name="P6" draw:layer="layout" svg:width="17.215cm" svg:height="7.337cm" svg:x="0.473cm" svg:y="0.437cm">
          <text:p text:style-name="P5"><text:span text:style-name="T1">U</text:span><text:span text:style-name="T1">P</text:span><text:span text:style-name="T1">U</text:span></text:p>
          <draw:enhanced-geometry svg:viewBox="0 0 21600 21600" draw:mirror-horizontal="false" draw:mirror-vertical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ext-path="true" draw:text-path-mode="shape" draw:text-path-scale="path" draw:text-path-same-letter-heights="false" draw:type="fontwork-fade-down" draw:modifiers="1567.05390334573" draw:enhanced-path="M 0 0 L 21600 0 N M ?f0 21600 L ?f1 21600 N">
            <draw:equation draw:name="f0" draw:formula="$0 "/>
            <draw:equation draw:name="f1" draw:formula="21600-$0 "/>
            <draw:handle draw:handle-position="$0 21600" draw:handle-range-x-minimum="0" draw:handle-range-x-maximum="10800"/>
          </draw:enhanced-geometry>
        </draw:custom-shape>
        <draw:custom-shape draw:name="NO-WAY 7" draw:style-name="gr11" draw:text-style-name="P7" draw:layer="layout" svg:width="17.17cm" svg:height="13.745cm" svg:x="0.543cm" svg:y="8.607cm">
          <text:p text:style-name="P5"><text:span text:style-name="T1">U</text:span><text:span text:style-name="T1">ltimate</text:span></text:p>
          <text:p text:style-name="P5"><text:span text:style-name="T1">Programming</text:span></text:p>
          <text:p text:style-name="P5"><text:span text:style-name="T1">University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NO-WAY 8" draw:style-name="gr12" draw:text-style-name="P7" draw:layer="layout" svg:width="7.112cm" svg:height="4.572cm" svg:x="33.02cm" svg:y="17.788cm">
          <text:p text:style-name="P5"><text:span text:style-name="T1">02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viewpoint="(3.472cm 3.472cm 25cm)" draw:extrusion-origin="0.5 0.5" draw:extrusion-skew="50 135" draw:extrusion-color="true" draw:extrusion-first-light-direction="(50000 -50000 10000)" draw:extrusion-second-light-direction="(-50000 0 10000)" dr3d:projection="perspective" draw:extrusion-depth="5cm 0" draw:extrusion-brightness="34%" draw:extrusion-light-face="true" draw:extrusion-first-light-harsh="true" draw:extrusion-second-light-harsh="false" draw:extrusion-first-light-level="66%" draw:extrusion-second-light-level="66%" draw:extrusion-rotation-angle="15 0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05" draw:display-name="Hatching 105" draw:style="single" draw:color="#f44336" draw:distance="0.2cm" draw:rotation="1300"/>
    <draw:opacity draw:name="Transparency_20_2" draw:display-name="Transparency 2" draw:style="linear" draw:start="100%" draw:end="0%" draw:angle="9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4.799999237060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35cm" fo:text-indent="0cm"/>
      <style:text-properties fo:font-size="30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26cm" fo:text-indent="0cm"/>
      <style:text-properties fo:font-size="26.1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17cm" fo:text-indent="0cm"/>
      <style:text-properties fo:font-size="21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8cm" fo:text-indent="0cm"/>
      <style:text-properties fo:font-size="21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7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6.575cm" svg:height="3.817cm" svg:x="2.032cm" svg:y="0.911cm" presentation:class="title" presentation:placeholder="true">
        <draw:text-box/>
      </draw:frame>
      <draw:frame presentation:style-name="Default-outline1" draw:layer="backgroundobjects" svg:width="36.575cm" svg:height="13.258cm" svg:x="2.032cm" svg:y="5.349cm" presentation:class="outline" presentation:placeholder="true">
        <draw:text-box/>
      </draw:frame>
      <draw:frame presentation:style-name="Mpr1" draw:text-style-name="MP2" draw:layer="backgroundobjects" svg:width="9.468cm" svg:height="1.576cm" svg:x="2.032cm" svg:y="20.8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81cm" svg:height="1.576cm" svg:x="13.898cm" svg:y="20.8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68cm" svg:height="1.576cm" svg:x="29.138cm" svg:y="20.8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7T12:27:39.55</meta:creation-date>
    <meta:editing-duration>PT29M52S</meta:editing-duration>
    <meta:editing-cycles>6</meta:editing-cycles>
    <dc:date>2023-01-09T18:39:03.439000000</dc:date>
    <meta:generator>LibreOffice/7.4.3.2$Windows_x86 LibreOffice_project/1048a8393ae2eeec98dff31b5c133c5f1d08b890</meta:generator>
    <meta:document-statistic meta:object-count="46"/>
  </office:meta>
</office:document-meta>
</file>